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7578d0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75b7e4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7a8258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paragraph-rsid="0095557c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3ad53" officeooo:paragraph-rsid="0095557c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7d0580" officeooo:paragraph-rsid="007d0580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7d4388" officeooo:paragraph-rsid="007d4388" style:font-name-asian="Georgia1" style:font-name-complex="Georgia1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dcc1f" officeooo:paragraph-rsid="007dcc1f" style:font-name-asian="Georgia1" style:font-name-complex="Georgia1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e1d3c" officeooo:paragraph-rsid="007e1d3c" style:font-name-asian="Georgia1" style:font-name-complex="Georgia1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f9e8f" officeooo:paragraph-rsid="007f9e8f" style:font-name-asian="Georgia1" style:font-name-complex="Georgia1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21f90" officeooo:paragraph-rsid="00821f90" style:font-name-asian="Georgia1" style:font-name-complex="Georgia1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2caba" officeooo:paragraph-rsid="0082caba" style:font-name-asian="Georgia1" style:font-name-complex="Georgia1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459a0" officeooo:paragraph-rsid="008459a0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847eaa" officeooo:paragraph-rsid="00847eaa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87519c" officeooo:paragraph-rsid="0087519c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87b637" officeooo:paragraph-rsid="0087b637" style:font-name-asian="Georgia1" style:font-name-complex="Georgia1"/>
    </style:style>
    <style:style style:name="P25" style:family="paragraph" style:parent-style-name="Standard">
      <style:paragraph-properties fo:text-align="justify" style:justify-single-word="false"/>
      <style:text-properties style:font-name="Georgia" officeooo:rsid="008888b7" officeooo:paragraph-rsid="008888b7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89471e" officeooo:paragraph-rsid="0089471e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916dd5" officeooo:paragraph-rsid="00916dd5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91f11b" officeooo:paragraph-rsid="00928dea" style:font-name-asian="Georgia1" style:font-name-complex="Georgia1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1f11b" officeooo:paragraph-rsid="00928dea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97c2ed" officeooo:paragraph-rsid="0097c2ed" style:font-name-asian="Georgia1" style:font-name-complex="Georgia1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7c2ed" officeooo:paragraph-rsid="0097c2ed" style:font-name-asian="Georgia1" style:font-name-complex="Georgia1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officeooo:rsid="0097c2ed" officeooo:paragraph-rsid="0097c2ed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rsid="0098af8d" officeooo:paragraph-rsid="0098af8d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98af8d" officeooo:paragraph-rsid="00ab15f9" style:font-name-asian="Georgia1" style:font-name-complex="Georgia1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8af8d" officeooo:paragraph-rsid="00ab15f9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a4c699" officeooo:paragraph-rsid="00a4c699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paragraph-properties fo:text-align="end" style:justify-single-word="false"/>
      <style:text-properties officeooo:paragraph-rsid="004ca859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Title">
      <style:text-properties fo:font-size="32pt" officeooo:paragraph-rsid="001dc34f" style:font-size-asian="32pt" style:font-size-complex="32pt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officeooo:paragraph-rsid="003454c2"/>
    </style:style>
    <style:style style:name="P45" style:family="paragraph" style:parent-style-name="Standard">
      <style:paragraph-properties fo:text-align="justify" style:justify-single-word="false"/>
      <style:text-properties officeooo:paragraph-rsid="007578d0"/>
    </style:style>
    <style:style style:name="P46" style:family="paragraph" style:parent-style-name="Standard">
      <style:paragraph-properties fo:text-align="justify" style:justify-single-word="false"/>
      <style:text-properties officeooo:paragraph-rsid="0075b7e4"/>
    </style:style>
    <style:style style:name="P47" style:family="paragraph" style:parent-style-name="Standard">
      <style:paragraph-properties fo:text-align="start" style:justify-single-word="false"/>
      <style:text-properties officeooo:paragraph-rsid="004ca859"/>
    </style:style>
    <style:style style:name="P48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49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5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1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5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4" style:family="paragraph" style:parent-style-name="Contents_20_Heading" style:master-page-name="Standard">
      <style:paragraph-properties style:page-number="1" fo:break-before="page"/>
    </style:style>
    <style:style style:name="P5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5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7578d0"/>
    </style:style>
    <style:style style:name="P5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5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5b7e4" officeooo:paragraph-rsid="0075b7e4"/>
    </style:style>
    <style:style style:name="P5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39e4" officeooo:paragraph-rsid="007539e4"/>
    </style:style>
    <style:style style:name="P6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39e4" officeooo:paragraph-rsid="007578d0"/>
    </style:style>
    <style:style style:name="P6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39e4" officeooo:paragraph-rsid="007539e4"/>
    </style:style>
    <style:style style:name="P6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39e4" officeooo:paragraph-rsid="007578d0"/>
    </style:style>
    <style:style style:name="P63" style:family="paragraph" style:parent-style-name="Heading_20_2" style:list-style-name="L5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b7e4" officeooo:paragraph-rsid="0075b7e4"/>
    </style:style>
    <style:style style:name="P64" style:family="paragraph" style:parent-style-name="Heading_20_2" style:list-style-name="L5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b7e4" officeooo:paragraph-rsid="0075b7e4"/>
    </style:style>
    <style:style style:name="P65" style:family="paragraph" style:parent-style-name="Heading_20_2" style:list-style-name="L5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95557c" officeooo:paragraph-rsid="0095557c"/>
    </style:style>
    <style:style style:name="P66" style:family="paragraph" style:parent-style-name="Heading_20_2" style:list-style-name="L5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8258" officeooo:paragraph-rsid="007a8258"/>
    </style:style>
    <style:style style:name="P6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Georgia" officeooo:rsid="0089471e" officeooo:paragraph-rsid="0089471e" style:font-name-asian="Georgia1" style:font-name-complex="Georgia1"/>
    </style:style>
    <style:style style:name="P69" style:family="paragraph" style:parent-style-name="Standard" style:list-style-name="L4">
      <style:paragraph-properties fo:text-align="justify" style:justify-single-word="false"/>
      <style:text-properties style:font-name="Georgia" officeooo:rsid="008c8548" officeooo:paragraph-rsid="008c8548" style:font-name-asian="Georgia1" style:font-name-complex="Georgia1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Georgia" officeooo:rsid="008dd98c" officeooo:paragraph-rsid="008dd98c" style:font-name-asian="Georgia1" style:font-name-complex="Georgia1"/>
    </style:style>
    <style:style style:name="P71" style:family="paragraph" style:parent-style-name="Standard" style:list-style-name="L4">
      <style:paragraph-properties fo:text-align="justify" style:justify-single-word="false"/>
      <style:text-properties style:font-name="Georgia" officeooo:rsid="008ef6a0" officeooo:paragraph-rsid="008ef6a0" style:font-name-asian="Georgia1" style:font-name-complex="Georgia1"/>
    </style:style>
    <style:style style:name="P72" style:family="paragraph" style:parent-style-name="Standard" style:list-style-name="L4">
      <style:paragraph-properties fo:text-align="justify" style:justify-single-word="false"/>
      <style:text-properties style:font-name="Georgia" officeooo:rsid="0090ea5e" officeooo:paragraph-rsid="0090ea5e" style:font-name-asian="Georgia1" style:font-name-complex="Georgia1"/>
    </style:style>
    <style:style style:name="P73" style:family="paragraph" style:parent-style-name="Standard" style:list-style-name="L4">
      <style:paragraph-properties fo:text-align="justify" style:justify-single-word="false"/>
      <style:text-properties style:font-name="Georgia" officeooo:rsid="00941581" officeooo:paragraph-rsid="00941581" style:font-name-asian="Georgia1" style:font-name-complex="Georgia1"/>
    </style:style>
    <style:style style:name="P74" style:family="paragraph" style:parent-style-name="Standard" style:list-style-name="L6">
      <style:paragraph-properties fo:text-align="justify" style:justify-single-word="false"/>
      <style:text-properties style:font-name="Georgia" officeooo:rsid="00a38ca9" officeooo:paragraph-rsid="00a7af10" style:font-name-asian="Georgia1" style:font-name-complex="Georgia1"/>
    </style:style>
    <style:style style:name="P75" style:family="paragraph" style:parent-style-name="Standard" style:list-style-name="L6">
      <style:paragraph-properties fo:text-align="justify" style:justify-single-word="false"/>
      <style:text-properties style:font-name="Georgia" officeooo:rsid="00a38ca9" officeooo:paragraph-rsid="00ad41f4" style:font-name-asian="Georgia1" style:font-name-complex="Georgia1"/>
    </style:style>
    <style:style style:name="P76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77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78" style:family="paragraph" style:parent-style-name="Standard" style:list-style-name="L7">
      <style:paragraph-properties fo:text-align="justify" style:justify-single-word="false"/>
      <style:text-properties style:font-name="Georgia" officeooo:rsid="00993fc0" officeooo:paragraph-rsid="009cc120" style:font-name-asian="Georgia1" style:font-name-complex="Georgia1"/>
    </style:style>
    <style:style style:name="P79" style:family="paragraph" style:parent-style-name="Standard" style:list-style-name="L7">
      <style:paragraph-properties fo:text-align="justify" style:justify-single-word="false"/>
      <style:text-properties style:font-name="Georgia" officeooo:rsid="00993fc0" officeooo:paragraph-rsid="00a7af10" style:font-name-asian="Georgia1" style:font-name-complex="Georgia1"/>
    </style:style>
    <style:style style:name="P80" style:family="paragraph" style:parent-style-name="Standard" style:list-style-name="L9">
      <style:paragraph-properties fo:text-align="justify" style:justify-single-word="false"/>
      <style:text-properties style:font-name="Georgia" officeooo:rsid="00993fc0" officeooo:paragraph-rsid="00993fc0" style:font-name-asian="Georgia1" style:font-name-complex="Georgia1"/>
    </style:style>
    <style:style style:name="P81" style:family="paragraph" style:parent-style-name="Standard" style:list-style-name="L10">
      <style:paragraph-properties fo:text-align="justify" style:justify-single-word="false"/>
      <style:text-properties style:font-name="Georgia" officeooo:rsid="00993fc0" officeooo:paragraph-rsid="00993fc0" style:font-name-asian="Georgia1" style:font-name-complex="Georgia1"/>
    </style:style>
    <style:style style:name="P82" style:family="paragraph" style:parent-style-name="Standard" style:list-style-name="L10">
      <style:paragraph-properties fo:text-align="justify" style:justify-single-word="false"/>
      <style:text-properties style:font-name="Georgia" officeooo:rsid="00993fc0" officeooo:paragraph-rsid="00a96595" style:font-name-asian="Georgia1" style:font-name-complex="Georgia1"/>
    </style:style>
    <style:style style:name="P83" style:family="paragraph" style:parent-style-name="Standard" style:list-style-name="L7">
      <style:paragraph-properties fo:text-align="justify" style:justify-single-word="false"/>
      <style:text-properties style:font-name="Georgia" officeooo:rsid="009f3d12" officeooo:paragraph-rsid="009f3d12" style:font-name-asian="Georgia1" style:font-name-complex="Georgia1"/>
    </style:style>
    <style:style style:name="P84" style:family="paragraph" style:parent-style-name="Standard" style:list-style-name="L10">
      <style:paragraph-properties fo:text-align="justify" style:justify-single-word="false"/>
      <style:text-properties style:font-name="Georgia" officeooo:rsid="009f3d12" officeooo:paragraph-rsid="009f3d12" style:font-name-asian="Georgia1" style:font-name-complex="Georgia1"/>
    </style:style>
    <style:style style:name="P85" style:family="paragraph" style:parent-style-name="Standard" style:list-style-name="L7">
      <style:paragraph-properties fo:text-align="justify" style:justify-single-word="false"/>
      <style:text-properties style:font-name="Georgia" officeooo:rsid="00a161f7" officeooo:paragraph-rsid="00a161f7" style:font-name-asian="Georgia1" style:font-name-complex="Georgia1"/>
    </style:style>
    <style:style style:name="P86" style:family="paragraph" style:parent-style-name="Standard" style:list-style-name="L9">
      <style:paragraph-properties fo:text-align="justify" style:justify-single-word="false"/>
      <style:text-properties style:font-name="Georgia" officeooo:rsid="009cc120" officeooo:paragraph-rsid="009cc120" style:font-name-asian="Georgia1" style:font-name-complex="Georgia1"/>
    </style:style>
    <style:style style:name="P87" style:family="paragraph" style:parent-style-name="Standard" style:list-style-name="L10">
      <style:paragraph-properties fo:text-align="justify" style:justify-single-word="false"/>
      <style:text-properties style:font-name="Georgia" officeooo:rsid="009dff74" officeooo:paragraph-rsid="00a96595" style:font-name-asian="Georgia1" style:font-name-complex="Georgia1"/>
    </style:style>
    <style:style style:name="P88" style:family="paragraph" style:parent-style-name="Standard" style:list-style-name="L10">
      <style:paragraph-properties fo:text-align="justify" style:justify-single-word="false"/>
      <style:text-properties style:font-name="Georgia" officeooo:rsid="00a40337" officeooo:paragraph-rsid="00a40337" style:font-name-asian="Georgia1" style:font-name-complex="Georgia1"/>
    </style:style>
    <style:style style:name="P89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c67d" style:font-name-asian="Georgia1" style:font-name-complex="Georgia1"/>
    </style:style>
    <style:style style:name="T6" style:family="text">
      <style:text-properties officeooo:rsid="0078aeb6"/>
    </style:style>
    <style:style style:name="T7" style:family="text">
      <style:text-properties officeooo:rsid="007ab31a"/>
    </style:style>
    <style:style style:name="T8" style:family="text">
      <style:text-properties officeooo:rsid="0033e01d"/>
    </style:style>
    <style:style style:name="T9" style:family="text">
      <style:text-properties officeooo:rsid="003d08c6"/>
    </style:style>
    <style:style style:name="T10" style:family="text">
      <style:text-properties officeooo:rsid="003a0c7e"/>
    </style:style>
    <style:style style:name="T11" style:family="text">
      <style:text-properties officeooo:rsid="0074c67d"/>
    </style:style>
    <style:style style:name="T12" style:family="text">
      <style:text-properties officeooo:rsid="007539e4"/>
    </style:style>
    <style:style style:name="T13" style:family="text">
      <style:text-properties officeooo:rsid="0075b7e4"/>
    </style:style>
    <style:style style:name="T14" style:family="text">
      <style:text-properties officeooo:rsid="0076ac2e"/>
    </style:style>
    <style:style style:name="T15" style:family="text">
      <style:text-properties officeooo:rsid="007e1d3c"/>
    </style:style>
    <style:style style:name="T16" style:family="text">
      <style:text-properties officeooo:rsid="00803a15"/>
    </style:style>
    <style:style style:name="T17" style:family="text">
      <style:text-properties officeooo:rsid="00803c8a"/>
    </style:style>
    <style:style style:name="T18" style:family="text">
      <style:text-properties officeooo:rsid="0087ca7f"/>
    </style:style>
    <style:style style:name="T19" style:family="text">
      <style:text-properties officeooo:rsid="008aa40c"/>
    </style:style>
    <style:style style:name="T20" style:family="text">
      <style:text-properties officeooo:rsid="008dd98c"/>
    </style:style>
    <style:style style:name="T21" style:family="text">
      <style:text-properties officeooo:rsid="008ef6a0"/>
    </style:style>
    <style:style style:name="T22" style:family="text">
      <style:text-properties officeooo:rsid="00928dea"/>
    </style:style>
    <style:style style:name="T23" style:family="text">
      <style:text-properties officeooo:rsid="00941581"/>
    </style:style>
    <style:style style:name="T24" style:family="text">
      <style:text-properties officeooo:rsid="0095557c"/>
    </style:style>
    <style:style style:name="T25" style:family="text">
      <style:text-properties officeooo:rsid="00960486"/>
    </style:style>
    <style:style style:name="T26" style:family="text">
      <style:text-properties officeooo:rsid="0098af8d"/>
    </style:style>
    <style:style style:name="T27" style:family="text">
      <style:text-properties officeooo:rsid="009b4393"/>
    </style:style>
    <style:style style:name="T28" style:family="text">
      <style:text-properties officeooo:rsid="009cc120"/>
    </style:style>
    <style:style style:name="T29" style:family="text">
      <style:text-properties officeooo:rsid="009f3d12"/>
    </style:style>
    <style:style style:name="T30" style:family="text">
      <style:text-properties officeooo:rsid="00a1ae43"/>
    </style:style>
    <style:style style:name="T31" style:family="text">
      <style:text-properties officeooo:rsid="00a38ca9"/>
    </style:style>
    <style:style style:name="T32" style:family="text">
      <style:text-properties officeooo:rsid="00a40057"/>
    </style:style>
    <style:style style:name="T33" style:family="text">
      <style:text-properties officeooo:rsid="00a40337"/>
    </style:style>
    <style:style style:name="T34" style:family="text">
      <style:text-properties officeooo:rsid="00a4c699"/>
    </style:style>
    <style:style style:name="T35" style:family="text">
      <style:text-properties officeooo:rsid="00a6bf34"/>
    </style:style>
    <style:style style:name="T36" style:family="text">
      <style:text-properties officeooo:rsid="00a7af10"/>
    </style:style>
    <style:style style:name="T37" style:family="text">
      <style:text-properties officeooo:rsid="00a96595"/>
    </style:style>
    <style:style style:name="T38" style:family="text">
      <style:text-properties officeooo:rsid="00aadbba"/>
    </style:style>
    <style:style style:name="T39" style:family="text">
      <style:text-properties officeooo:rsid="00ab15f9"/>
    </style:style>
    <style:style style:name="T40" style:family="text">
      <style:text-properties officeooo:rsid="00abec5a"/>
    </style:style>
    <style:style style:name="T41" style:family="text">
      <style:text-properties officeooo:rsid="00ad41f4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pan text:style-name="T8">Compte-rendu de<text:line-break/>réunion – </text:span><text:span text:style-name="T11">Clientèle, produit</text:span><text:span text:style-name="T6">s</text:span><text:span text:style-name="T11"><text:line-break/>et méthode</text:span><text:span text:style-name="T6">s</text:span><text:span text:style-name="T11"> de stockage</text:span></text:p>
      <text:p text:style-name="Standard"/>
      <text:p text:style-name="P41"><draw:frame draw:style-name="fr3" draw:name="image6.png" text:anchor-type="as-char" svg:y="-1.099cm" svg:width="10.601cm" svg:height="1.506cm" draw:z-index="14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43">🖋️ <text:span text:style-name="T1">Créateur : </text:span><text:span text:style-name="T3">Axel MOURILLON</text:span><text:span text:style-name="T1"> – </text:span><text:span text:style-name="T3">Chef de projet</text:span></text:p>
      <text:p text:style-name="P43">📅 <text:span text:style-name="T1">Date de Création : </text:span><text:span text:style-name="T5">18</text:span><text:span text:style-name="T1">/</text:span><text:span text:style-name="T5">01</text:span><text:span text:style-name="T1">/</text:span><text:span text:style-name="T3">2025</text:span></text:p>
      <text:p text:style-name="P3"/>
      <text:p text:style-name="P37">Membres présents :</text:p>
      <text:section text:style-name="Sect2" text:name="Section1">
        <text:list text:style-name="L1">
          <text:list-item>
            <text:p text:style-name="P67">Loïs ALLAIRE<text:tab/><text:tab/>OUI</text:p>
          </text:list-item>
          <text:list-item>
            <text:p text:style-name="P67">Hugo CLAMOND<text:tab/>OUI</text:p>
          </text:list-item>
          <text:list-item>
            <text:p text:style-name="P67">Axel MOURILLON<text:tab/>OUI</text:p>
          </text:list-item>
          <text:list-item>
            <text:p text:style-name="P67">Arthur YANG<text:tab/><text:tab/>OUI</text:p>
          </text:list-item>
        </text:list>
      </text:section>
      <text:p text:style-name="P43"/>
      <text:section text:style-name="Sect2" text:name="Section2">
        <text:p text:style-name="P47"><draw:frame draw:style-name="fr2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40"><draw:frame draw:style-name="fr1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48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54">Table des matières</text:p>
          </text:index-title>
          <text:p text:style-name="P52"><text:a xlink:type="simple" xlink:href="#__RefHeading___Toc397_377169772" text:style-name="Index_20_Link" text:visited-style-name="Index_20_Link">Table des figures<text:tab/>1</text:a></text:p>
          <text:p text:style-name="P52"><text:a xlink:type="simple" xlink:href="#__RefHeading___Toc395_377169772" text:style-name="Index_20_Link" text:visited-style-name="Index_20_Link">I. Synthèse documentaire à propos de la communauté JDR<text:tab/>2</text:a></text:p>
          <text:p text:style-name="P53"><text:a xlink:type="simple" xlink:href="#__RefHeading___Toc399_377169772" text:style-name="Index_20_Link" text:visited-style-name="Index_20_Link">A) À retenir<text:tab/>2</text:a></text:p>
          <text:p text:style-name="P53"><text:a xlink:type="simple" xlink:href="#__RefHeading___Toc399_377169772%20Copie%201" text:style-name="Index_20_Link" text:visited-style-name="Index_20_Link">B) Remarques<text:tab/>2</text:a></text:p>
          <text:p text:style-name="P52"><text:a xlink:type="simple" xlink:href="#__RefHeading___Toc395_377169772%20Copie%201" text:style-name="Index_20_Link" text:visited-style-name="Index_20_Link">II. Synthèse documentaire à propos des méthodes de stockage<text:tab/>3</text:a></text:p>
          <text:p text:style-name="P53"><text:a xlink:type="simple" xlink:href="#__RefHeading___Toc399_377169772%20Copie%202" text:style-name="Index_20_Link" text:visited-style-name="Index_20_Link">A) À retenir<text:tab/>3</text:a></text:p>
          <text:p text:style-name="P53"><text:a xlink:type="simple" xlink:href="#__RefHeading___Toc399_377169772%20Copie%201%20Copie%201" text:style-name="Index_20_Link" text:visited-style-name="Index_20_Link">B) Remarques<text:tab/>3</text:a></text:p>
          <text:p text:style-name="P52"><text:a xlink:type="simple" xlink:href="#__RefHeading___Toc395_377169772%20Copie%202" text:style-name="Index_20_Link" text:visited-style-name="Index_20_Link">III. Liste exhaustive des produits<text:tab/>4</text:a></text:p>
          <text:p text:style-name="P53"><text:a xlink:type="simple" xlink:href="#__RefHeading___Toc399_377169772%20Copie%202%20Copie%201" text:style-name="Index_20_Link" text:visited-style-name="Index_20_Link">A) À retenir<text:tab/>4</text:a></text:p>
          <text:p text:style-name="P53"><text:a xlink:type="simple" xlink:href="#__RefHeading___Toc399_377169772%20Copie%201%20Copie%201%20Copie%201" text:style-name="Index_20_Link" text:visited-style-name="Index_20_Link">B) Remarques<text:tab/>4</text:a></text:p>
          <text:p text:style-name="P52"><text:a xlink:type="simple" xlink:href="#__RefHeading___Toc395_377169772%20Copie%202%20Copie%201" text:style-name="Index_20_Link" text:visited-style-name="Index_20_Link">IV. Autres sujets<text:tab/>5</text:a></text:p>
          <text:p text:style-name="P53"><text:a xlink:type="simple" xlink:href="#__RefHeading___Toc399_377169772%20Copie%202%20Copie%201%20Copie%201" text:style-name="Index_20_Link" text:visited-style-name="Index_20_Link">A) Affiche<text:tab/>5</text:a></text:p>
          <text:p text:style-name="P53"><text:a xlink:type="simple" xlink:href="#__RefHeading___Toc399_377169772%20Copie%201%20Copie%201%20Copie%201%20Copie%201" text:style-name="Index_20_Link" text:visited-style-name="Index_20_Link">B) Premières questions techniques<text:tab/>5</text:a></text:p>
          <text:p text:style-name="P53"><text:a xlink:type="simple" xlink:href="#__RefHeading___Toc399_377169772%20Copie%201%20Copie%201%20Copie%201%20Copie%201%20Copie%201%20Copie%201" text:style-name="Index_20_Link" text:visited-style-name="Index_20_Link">C) Services<text:tab/>5</text:a></text:p>
          <text:p text:style-name="P53"><text:a xlink:type="simple" xlink:href="#__RefHeading___Toc399_377169772%20Copie%201%20Copie%201%20Copie%201%20Copie%201%20Copie%201" text:style-name="Index_20_Link" text:visited-style-name="Index_20_Link">D) Argent<text:tab/>5</text:a></text:p>
          <text:p text:style-name="P52"><text:a xlink:type="simple" xlink:href="#__RefHeading___Toc395_377169772%20Copie%202%20Copie%202" text:style-name="Index_20_Link" text:visited-style-name="Index_20_Link">Prochaine réunion<text:tab/>6</text:a></text:p>
          <text:p text:style-name="P53"><text:a xlink:type="simple" xlink:href="#__RefHeading___Toc399_377169772%20Copie%202%20Copie%202" text:style-name="Index_20_Link" text:visited-style-name="Index_20_Link">Date<text:tab/>6</text:a></text:p>
          <text:p text:style-name="P53"><text:a xlink:type="simple" xlink:href="#__RefHeading___Toc552_377169772%20Copie%201%20Copie%202" text:style-name="Index_20_Link" text:visited-style-name="Index_20_Link">Ordre du jour<text:tab/>6</text:a></text:p>
          <text:p text:style-name="P53"><text:a xlink:type="simple" xlink:href="#__RefHeading___Toc552_377169772%20Copie%201%20Copie%202%20Copie%201" text:style-name="Index_20_Link" text:visited-style-name="Index_20_Link">Devoirs (non vérifié avant le 01/02/2025)<text:tab/>6</text:a></text:p>
        </text:index-body>
      </text:table-of-content>
      <text:p text:style-name="P3"/>
      <text:p text:style-name="P3"/>
      <text:list xml:id="list680622443" text:style-name="L2">
        <text:list-item>
          <text:p text:style-name="P55"><text:bookmark-start text:name="__RefHeading___Toc395_377169772"/><text:span text:style-name="T12">S</text:span>ynthèse documenta<text:span text:style-name="T12">ire</text:span> à propos de <text:tab/>la communauté JDR<text:bookmark-end text:name="__RefHeading___Toc395_377169772"/></text:p>
        </text:list-item>
      </text:list>
      <text:p text:style-name="P4"/>
      <text:list xml:id="list3397030842" text:style-name="L3">
        <text:list-item>
          <text:p text:style-name="P59"><text:bookmark-start text:name="__RefHeading___Toc399_377169772"/>À retenir<text:bookmark-end text:name="__RefHeading___Toc399_377169772"/></text:p>
        </text:list-item>
      </text:list>
      <text:p text:style-name="P4"/>
      <text:p text:style-name="P26">Début de brouillon :</text:p>
      <text:list text:style-name="L4">
        <text:list-item>
          <text:p text:style-name="P68">La commu JDR francophone est peu présente, à l’inverse de la commu anglophone qui est plus active <text:span text:style-name="T19">(tabletop / Dnd / Pathfinder)</text:span></text:p>
        </text:list-item>
        <text:list-item>
          <text:p text:style-name="P69">Forum et commu Facebook encore actives, mais peu visible car daté</text:p>
        </text:list-item>
        <text:list-item>
          <text:p text:style-name="P69">Plateforme émerge<text:span text:style-name="T20">an</text:span>t<text:span text:style-name="T20">e</text:span> : Discord </text:p>
        </text:list-item>
        <text:list-item>
          <text:p text:style-name="P70">Popularité des outils numériques de JDR : foundry, role20, fantasy ground, <text:span text:style-name="T21">DnD-Beyond (outils moyen) + les outils de création</text:span></text:p>
          <text:p text:style-name="P71">⇒ Souvent bloqué par des premiums, amène une certaine préférences de l’IRL </text:p>
        </text:list-item>
        <text:list-item>
          <text:p text:style-name="P72">Regain d’intérêts pour le JDR avec des films comme DnD, <text:span text:style-name="T22">et avec des youtubers comme AlphaCast </text:span><text:span text:style-name="T23">et autres (</text:span><text:a xlink:type="simple" xlink:href="https://www.youtube.com/watch?v=QxL227gvkJw&amp;list=PLPCrFFnX9TgLR8QRclb7Fn7ztYXJK2EVA&amp;ab_channel=AlphaReplay" text:style-name="Internet_20_link" text:visited-style-name="Visited_20_Internet_20_Link"><text:span text:style-name="T23">Playlist TableQuest S1</text:span></text:a><text:span text:style-name="T23">)</text:span></text:p>
        </text:list-item>
        <text:list-item>
          <text:p text:style-name="P73">Qui joue : historiquement les rôliste des années 80/90 + nouvelle génération de joueurs, assez nouvelles et jeunes, grâce aux films et autres contenu<text:span text:style-name="T24">s</text:span></text:p>
        </text:list-item>
      </text:list>
      <text:p text:style-name="P4"/>
      <text:p text:style-name="P5"/>
      <text:list xml:id="list180440516712152" text:continue-list="list3397030842" text:style-name="L3">
        <text:list-item>
          <text:p text:style-name="P61"><text:bookmark-start text:name="__RefHeading___Toc399_377169772 Copie 1"/>Remarques<text:bookmark-end text:name="__RefHeading___Toc399_377169772 Copie 1"/></text:p>
        </text:list-item>
      </text:list>
      <text:p text:style-name="P5"/>
      <text:p text:style-name="P27">On a eu une place à prendre, et donc des sous à faire</text:p>
      <text:p text:style-name="P28">Idée<text:span text:style-name="T22">s</text:span> de service<text:span text:style-name="T22">s</text:span> : </text:p>
      <text:p text:style-name="P29">tuto (écrit/vidéo) pour expliquer l’utilisation d’outils</text:p>
      <text:p text:style-name="P29"><text:span text:style-name="T22">t</text:span>ransformation de services en français</text:p>
      <text:p text:style-name="P4"/>
      <text:p text:style-name="P5"/>
      <text:p text:style-name="P44"/>
      <text:list xml:id="list180440018562495" text:continue-list="list680622443" text:style-name="L2">
        <text:list-item>
          <text:p text:style-name="P56"><text:bookmark-start text:name="__RefHeading___Toc395_377169772 Copie 1"/><text:span text:style-name="T12">S</text:span>ynthèse documenta<text:span text:style-name="T12">ire</text:span> à propos <text:tab/>des méthodes de stockage<text:bookmark-end text:name="__RefHeading___Toc395_377169772 Copie 1"/></text:p>
        </text:list-item>
      </text:list>
      <text:p text:style-name="P8"/>
      <text:list xml:id="list180439145516016" text:continue-list="list180440516712152" text:style-name="L3">
        <text:list-item text:start-value="1">
          <text:p text:style-name="P60"><text:bookmark-start text:name="__RefHeading___Toc399_377169772 Copie 2"/>À retenir<text:bookmark-end text:name="__RefHeading___Toc399_377169772 Copie 2"/></text:p>
        </text:list-item>
      </text:list>
      <text:p text:style-name="P8"/>
      <text:p text:style-name="P14">Norme<text:span text:style-name="T15">s</text:span> de stockage</text:p>
      <text:p text:style-name="P16">Partie généraliste</text:p>
      <text:p text:style-name="P16">Comment on gère les stocks de façon générale dans des contextes professio<text:span text:style-name="T15">n</text:span>nels</text:p>
      <text:p text:style-name="P17">Norme ISO et autres points d’attention en matière de stockage</text:p>
      <text:p text:style-name="P14">Type<text:span text:style-name="T15">s</text:span> de stockage</text:p>
      <text:p text:style-name="P17">Méthodes utilisées en environnement professionnels (entrepôts notamment)</text:p>
      <text:p text:style-name="P17">Stratégies liées aux méthodes : FIFO, LIFO, Pareto/ABC</text:p>
      <text:p text:style-name="P14">Application pour Wizards &amp; Dice</text:p>
      <text:p text:style-name="P18">Notre cas : contexte, stockage à domicile, sécurité, suivi des commandes, bonnes pratiques, produits personnalisées/précommande, <text:span text:style-name="T16">documentation administrative, </text:span><text:span text:style-name="T17">évolution</text:span></text:p>
      <text:p text:style-name="P15">Outils de gestion des stocks</text:p>
      <text:p text:style-name="P19">Fichier d’inventaire</text:p>
      <text:p text:style-name="P19">Suivi des produits personnalisées </text:p>
      <text:p text:style-name="P20">Contrôle qualité</text:p>
      <text:p text:style-name="P21">Contrôle des bonnes pratiques</text:p>
      <text:p text:style-name="P21">Politique de gestion des stocks</text:p>
      <text:p text:style-name="P8"/>
      <text:p text:style-name="P8"/>
      <text:list xml:id="list180440743546242" text:continue-numbering="true" text:style-name="L3">
        <text:list-item>
          <text:p text:style-name="P62"><text:bookmark-start text:name="__RefHeading___Toc399_377169772 Copie 1 Copie 1"/>Remarques<text:bookmark-end text:name="__RefHeading___Toc399_377169772 Copie 1 Copie 1"/></text:p>
        </text:list-item>
      </text:list>
      <text:p text:style-name="P8"/>
      <text:p text:style-name="P14">Problème de template GoogleDoc</text:p>
      <text:p text:style-name="P22">Intégrer les éléments appris et pertinents au projet</text:p>
      <text:p text:style-name="P8"/>
      <text:p text:style-name="P45"/>
      <text:list xml:id="list180440088308351" text:continue-list="list180440018562495" text:style-name="L2">
        <text:list-item>
          <text:p text:style-name="P57"><text:bookmark-start text:name="__RefHeading___Toc395_377169772 Copie 2"/><text:span text:style-name="T13">L</text:span>iste <text:span text:style-name="T13">exhaustive </text:span>des produits<text:bookmark-end text:name="__RefHeading___Toc395_377169772 Copie 2"/></text:p>
        </text:list-item>
      </text:list>
      <text:p text:style-name="P8"/>
      <text:list xml:id="list180439431859110" text:continue-list="list180440743546242" text:style-name="L3">
        <text:list-item text:start-value="1">
          <text:p text:style-name="P60"><text:bookmark-start text:name="__RefHeading___Toc399_377169772 Copie 2 Copie 1"/>À retenir<text:bookmark-end text:name="__RefHeading___Toc399_377169772 Copie 2 Copie 1"/></text:p>
        </text:list-item>
      </text:list>
      <text:p text:style-name="P8"/>
      <text:p text:style-name="P23">Beaucoup d’idées variées</text:p>
      <text:p text:style-name="P23">Plusieurs produits, originaux comme "drop-shippé"</text:p>
      <text:p text:style-name="P24">Partie de produits nécessaire et partie secondaire (majorit<text:span text:style-name="T18">airement</text:span> de la création originaux et perspective d’évolution)</text:p>
      <text:p text:style-name="P23"/>
      <text:p text:style-name="P8"/>
      <text:list xml:id="list180439373007575" text:continue-numbering="true" text:style-name="L3">
        <text:list-item>
          <text:p text:style-name="P62"><text:bookmark-start text:name="__RefHeading___Toc399_377169772 Copie 1 Copie 1 Copie 1"/>Remarques<text:bookmark-end text:name="__RefHeading___Toc399_377169772 Copie 1 Copie 1 Copie 1"/></text:p>
        </text:list-item>
      </text:list>
      <text:p text:style-name="P8"/>
      <text:p text:style-name="P23">Intégrer des éléments gratuit : générer du trafic, centraliser des services existants et gratuit, montrer qu’on travaille pas que pour l’argent</text:p>
      <text:p text:style-name="P8"/>
      <text:p text:style-name="P8"/>
      <text:p text:style-name="P45"/>
      <text:list xml:id="list180439033056242" text:continue-list="list180440088308351" text:style-name="L2">
        <text:list-item>
          <text:p text:style-name="P58"><text:bookmark-start text:name="__RefHeading___Toc395_377169772 Copie 2 Copie 1"/>Autres sujets<text:bookmark-end text:name="__RefHeading___Toc395_377169772 Copie 2 Copie 1"/></text:p>
        </text:list-item>
      </text:list>
      <text:p text:style-name="P9"/>
      <text:list xml:id="list2837029072" text:style-name="L5">
        <text:list-item text:start-value="1">
          <text:p text:style-name="P63"><text:bookmark-start text:name="__RefHeading___Toc399_377169772 Copie 2 Copie 1 Copie 1"/>Affiche<text:bookmark-end text:name="__RefHeading___Toc399_377169772 Copie 2 Copie 1 Copie 1"/></text:p>
        </text:list-item>
      </text:list>
      <text:p text:style-name="P9"/>
      <text:p text:style-name="P25">Pas de réponse de Karine : <text:span text:style-name="T40">RDV</text:span> avec elle lundi 20/01</text:p>
      <text:p text:style-name="P9"/>
      <text:p text:style-name="P9"/>
      <text:list xml:id="list180438957913457" text:continue-numbering="true" text:style-name="L5">
        <text:list-item>
          <text:p text:style-name="P64"><text:bookmark-start text:name="__RefHeading___Toc399_377169772 Copie 1 Copie 1 Copie 1 Copie 1"/>Premières questions techniques<text:bookmark-end text:name="__RefHeading___Toc399_377169772 Copie 1 Copie 1 Copie 1 Copie 1"/></text:p>
        </text:list-item>
      </text:list>
      <text:p text:style-name="P9"/>
      <text:p text:style-name="P30">En attente de PC promis par l’IUT</text:p>
      <text:p text:style-name="P30">Réception du NAS – problème avec l’OS du NAS</text:p>
      <text:p text:style-name="P31">⇒ Opérationnel à ce jour</text:p>
      <text:p text:style-name="P32">Connexion par HTTPS + certificats auto signés</text:p>
      <text:p text:style-name="P9"/>
      <text:p text:style-name="P11"/>
      <text:list xml:id="list180439143152485" text:continue-numbering="true" text:style-name="L5">
        <text:list-item>
          <text:p text:style-name="P65"><text:bookmark-start text:name="__RefHeading___Toc399_377169772 Copie 1 Copie 1 Copie 1 Copie 1 Copie 1 Copie 1"/>Services<text:bookmark-end text:name="__RefHeading___Toc399_377169772 Copie 1 Copie 1 Copie 1 Copie 1 Copie 1 Copie 1"/></text:p>
        </text:list-item>
      </text:list>
      <text:p text:style-name="P11"/>
      <text:p text:style-name="P13">Modération <text:span text:style-name="T24">des services de discussion etc </text:span>: à réfléchir <text:span text:style-name="T25">et à préciser</text:span></text:p>
      <text:p text:style-name="P11"/>
      <text:p text:style-name="P11"/>
      <text:list xml:id="list180440538043751" text:continue-numbering="true" text:style-name="L5">
        <text:list-item>
          <text:p text:style-name="P66"><text:bookmark-start text:name="__RefHeading___Toc399_377169772 Copie 1 Copie 1 Copie 1 Copie 1 Copie 1"/>Argent<text:bookmark-end text:name="__RefHeading___Toc399_377169772 Copie 1 Copie 1 Copie 1 Copie 1 Copie 1"/></text:p>
        </text:list-item>
      </text:list>
      <text:p text:style-name="P10"/>
      <text:p text:style-name="P33">Dépôts des factures et des avis de virements dans le répertoire projet</text:p>
      <text:p text:style-name="P34">Dépôts de duplicata filigrané comme tel</text:p>
      <text:p text:style-name="P35"><text:span text:style-name="T39">Site du gouvernement pour appliquer un filigrane</text:span> <text:a xlink:type="simple" xlink:href="https://filigrane.beta.gouv.fr/" text:style-name="Internet_20_link" text:visited-style-name="Visited_20_Internet_20_Link"><text:span text:style-name="T39">FiligraneFacile</text:span></text:a> </text:p>
      <text:p text:style-name="P10"/>
      <text:p text:style-name="P10"/>
      <text:p text:style-name="P46"/>
      <text:p text:style-name="P6"/>
      <text:p text:style-name="P49"><text:bookmark-start text:name="__RefHeading___Toc395_377169772 Copie 2 Copie 2"/>Prochaine réunion<text:bookmark-end text:name="__RefHeading___Toc395_377169772 Copie 2 Copie 2"/></text:p>
      <text:p text:style-name="P7"/>
      <text:p text:style-name="P50"><text:bookmark-start text:name="__RefHeading___Toc399_377169772 Copie 2 Copie 2"/>Date<text:bookmark-end text:name="__RefHeading___Toc399_377169772 Copie 2 Copie 2"/></text:p>
      <text:p text:style-name="P7"/>
      <text:p text:style-name="P51"><text:span text:style-name="T9">S</text:span><text:span text:style-name="T10">amedi </text:span><text:span text:style-name="T14">25 janvier</text:span><text:span text:style-name="T10">, </text:span><text:span text:style-name="T9">de 14h30 à 16h30</text:span></text:p>
      <text:p text:style-name="P7"/>
      <text:p text:style-name="P7"/>
      <text:p text:style-name="P50"><text:bookmark-start text:name="__RefHeading___Toc552_377169772 Copie 1 Copie 2"/>Ordre du jour<text:bookmark-end text:name="__RefHeading___Toc552_377169772 Copie 1 Copie 2"/></text:p>
      <text:p text:style-name="P7"/>
      <text:p text:style-name="P36">Team building – LAN <text:span text:style-name="T38">de l’équipe projet chez Loïs</text:span></text:p>
      <text:p text:style-name="P7"/>
      <text:p text:style-name="P7"/>
      <text:p text:style-name="P50"><text:bookmark-start text:name="__RefHeading___Toc552_377169772 Copie 1 Copie 2 Copie 1"/>Devoirs <text:span text:style-name="T35">(non vérifié avant le 01/02/2025)</text:span><text:bookmark-end text:name="__RefHeading___Toc552_377169772 Copie 1 Copie 2 Copie 1"/></text:p>
      <text:p text:style-name="P7"/>
      <text:p text:style-name="P12">Tout le monde :</text:p>
      <text:list text:style-name="L6">
        <text:list-item>
          <text:p text:style-name="P74">Ajoute<text:span text:style-name="T36">r</text:span> <text:span text:style-name="T36">le</text:span>s factures <text:span text:style-name="T36">et les </text:span>ordres de virement <text:span text:style-name="T36">dans l’arborescence du projet</text:span></text:p>
          <text:list>
            <text:list-header>
              <text:p text:style-name="P75"><text:span text:style-name="T36">Rappel : <text:tab/></text:span><text:span text:style-name="T38">C</text:span><text:span text:style-name="T36">es documents doivent être</text:span> filigrané <text:span text:style-name="T36">et </text:span>censuré <text:span text:style-name="T36">de leurs informations <text:tab/><text:tab/>confidentiels. Il faudra également </text:span><text:span text:style-name="T32">gard</text:span><text:span text:style-name="T33">er </text:span><text:span text:style-name="T32">les originaux </text:span><text:span text:style-name="T36">précieusement<text:line-break/></text:span><text:span text:style-name="T41">Utiliser le site </text:span><text:a xlink:type="simple" xlink:href="https://filigrane.beta.gouv.fr/" text:style-name="Internet_20_link" text:visited-style-name="Visited_20_Internet_20_Link"><text:span text:style-name="T39">FiligraneFacile</text:span></text:a><text:span text:style-name="T26"> </text:span></text:p>
            </text:list-header>
          </text:list>
        </text:list-item>
      </text:list>
      <text:p text:style-name="P76">Loïs :<text:span text:style-name="T4"/></text:p>
      <text:list text:style-name="L7">
        <text:list-item>
          <text:p text:style-name="P78">Finir la <text:span text:style-name="T36">rédaction de la </text:span><text:span text:style-name="T29">liste </text:span><text:span text:style-name="T36">exhaustive</text:span><text:span text:style-name="T29"> des produit</text:span><text:span text:style-name="T36">s</text:span></text:p>
          <text:list>
            <text:list-item>
              <text:p text:style-name="P83">Aide : Axel</text:p>
            </text:list-item>
          </text:list>
        </text:list-item>
        <text:list-item>
          <text:p text:style-name="P79">Finir la <text:span text:style-name="T36">rédaction de la </text:span><text:span text:style-name="T28">cha</text:span><text:span text:style-name="T31">r</text:span><text:span text:style-name="T28">te graphique du site </text:span><text:span text:style-name="T36">web</text:span></text:p>
          <text:list>
            <text:list-item>
              <text:p text:style-name="P85">Aide : Arthur</text:p>
            </text:list-item>
          </text:list>
        </text:list-item>
      </text:list>
      <text:p text:style-name="P12">Arthur :</text:p>
      <text:list text:style-name="L8">
        <text:list-item>
          <text:p text:style-name="P77">Rassembler le mat<text:span text:style-name="T30">é</text:span>riel n<text:span text:style-name="T30">é</text:span>cessaire <text:span text:style-name="T37">au déploiement de</text:span> l'infrastructure</text:p>
        </text:list-item>
      </text:list>
      <text:p text:style-name="P12">Hugo :</text:p>
      <text:list text:style-name="L9">
        <text:list-item>
          <text:p text:style-name="P80">Finir la rédaction <text:span text:style-name="T37">de la synthèse documentaire à propos de la </text:span>comm<text:span text:style-name="T37">unauté</text:span> JDR</text:p>
        </text:list-item>
        <text:list-item>
          <text:p text:style-name="P86">Continuer le déploiement de l’infrastructure <text:span text:style-name="T37">(sous réserve de réception du matériel)</text:span></text:p>
        </text:list-item>
      </text:list>
      <text:p text:style-name="P12">Axel :</text:p>
      <text:list text:style-name="L10">
        <text:list-item>
          <text:p text:style-name="P81">Finir la charte <text:span text:style-name="T37">informatique</text:span></text:p>
          <text:list>
            <text:list-item>
              <text:p text:style-name="P84"><text:span text:style-name="T31">A</text:span>ide : Hugo</text:p>
            </text:list-item>
          </text:list>
        </text:list-item>
        <text:list-item>
          <text:p text:style-name="P82">Finir la rédaction <text:span text:style-name="T27">de la liste </text:span><text:span text:style-name="T36">exhaustive</text:span><text:span text:style-name="T27"> de service</text:span></text:p>
          <text:list>
            <text:list-item>
              <text:p text:style-name="P84">Aide : Lois</text:p>
            </text:list-item>
          </text:list>
        </text:list-item>
        <text:list-item>
          <text:p text:style-name="P87">M<text:span text:style-name="T37">ettre </text:span>à <text:span text:style-name="T37">jour les éléments de</text:span> gestion de projet : <text:span text:style-name="T37">priorisé les tâches entre elles, réadapter les tâches avec les éléments légaux et de gestion des stocks appris récemment</text:span></text:p>
        </text:list-item>
        <text:list-item>
          <text:p text:style-name="P88">É<text:span text:style-name="T37">crire une annonce de s</text:span>uivi du pr<text:span text:style-name="T34">o</text:span>jet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8aeb6"/>
    </style:style>
    <style:style style:name="MT4" style:family="text">
      <style:text-properties officeooo:rsid="007ab31a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Clientèle, produit<text:span text:style-name="MT3">s</text:span> et méthode<text:span text:style-name="MT3">s</text:span> de stockage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4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18T17:45:24.189000000</dc:date>
    <meta:editing-duration>PT5H37M45S</meta:editing-duration>
    <meta:editing-cycles>136</meta:editing-cycles>
    <meta:print-date>2025-01-02T09:51:38.559000000</meta:print-date>
    <meta:printed-by>Fichiers PDF</meta:printed-by>
    <meta:document-statistic meta:table-count="0" meta:image-count="7" meta:object-count="0" meta:page-count="8" meta:paragraph-count="116" meta:word-count="769" meta:character-count="4602" meta:non-whitespace-character-count="3969"/>
  </office:meta>
</office:document-meta>
</file>